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83in"/>
    </style:style>
    <style:style style:name="co2" style:family="table-column">
      <style:table-column-properties fo:break-before="auto" style:column-width="3.11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98in" fo:break-before="auto" style:use-optimal-row-height="true"/>
    </style:style>
    <style:style style:name="ro3" style:family="table-row">
      <style:table-row-properties style:row-height="0.3272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_id</text:p>
          </table:table-cell>
          <table:table-cell table:style-name="ce2" office:value-type="string" calcext:value-type="string">
            <text:p>A unique LC assigned Id for the borrower memb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n_amnt</text:p>
          </table:table-cell>
          <table:table-cell office:value-type="string" calcext:value-type="string">
            <text:p>amount of money requested by the borrower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unded_amnt</text:p>
          </table:table-cell>
          <table:table-cell office:value-type="string" calcext:value-type="string">
            <text:p>The total amount committed to that loan at that point in tim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ed_amnt_i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rate</text:p>
          </table:table-cell>
          <table:table-cell office:value-type="string" calcext:value-type="string">
            <text:p>The interest rate on the lo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ment</text:p>
          </table:table-cell>
          <table:table-cell office:value-type="string" calcext:value-type="string">
            <text:p>amount of money borrowed… (?)</text:p>
          </table:table-cell>
          <table:table-cell office:value-type="string" calcext:value-type="string">
            <text:p><text:a xlink:href="https://en.wikipedia.org/wiki/Instalment" xlink:type="simple">https://en.wikipedia.org/wiki/Instalment</text:a></text:p>
          </table:table-cell>
          <table:table-cell office:value-type="string" calcext:value-type="string">
            <text:p>A sum of money paid in small parts in a fixed period of time</text:p>
          </table:table-cell>
        </table:table-row>
        <table:table-row table:style-name="ro1">
          <table:table-cell office:value-type="string" calcext:value-type="string">
            <text:p>gr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_gr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ti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lengt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me_owner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ual_in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erification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_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oan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mnt_p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_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r_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linq_2yr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arliest_cr_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q_last_6mths</text:p>
          </table:table-cell>
          <table:table-cell table:style-name="ce2" office:value-type="string" calcext:value-type="string">
            <text:p>Outstanding Principal Amoun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open_a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_r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ol_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ol_ut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_ac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itial_list_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_prnc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ut_prncp_inv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tal_pymn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tal_pymnt_inv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tal_rec_prncp</text:p>
          </table:table-cell>
          <table:table-cell/>
          <table:table-cell office:value-type="string" calcext:value-type="string">
            <text:p>rec könnte recomanded bedeuten</text:p>
          </table:table-cell>
          <table:table-cell/>
        </table:table-row>
        <table:table-row table:style-name="ro3">
          <table:table-cell office:value-type="string" calcext:value-type="string">
            <text:p>total_rec_in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tal_rec_late_f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veri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llection_recovery_fe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st_pymnt_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st_pymnt_amn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st_credit_pull_d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llections_12_mths_ex_m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licy_co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pplication_typ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cc_now_delinq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hargeoff_within_12_mth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linq_amn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ub_rec_bankrupt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_lien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3T11:05:59.826080900</meta:creation-date>
    <dc:date>2020-03-23T12:05:02.995414141</dc:date>
    <meta:editing-duration>PT38M38S</meta:editing-duration>
    <meta:editing-cycles>6</meta:editing-cycles>
    <meta:generator>LibreOffice/6.4.0.3$MacOSX_X86_64 LibreOffice_project/b0a288ab3d2d4774cb44b62f04d5d28733ac6df8</meta:generator>
    <meta:document-statistic meta:table-count="1" meta:cell-count="62" meta:object-count="0"/>
    <meta:user-defined meta:name=""/>
  </office:meta>
</office:document-meta>
</file>